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65CB08D21DFA13FB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009cm" svg:x="0.096cm" svg:y="0.104cm">
          <draw:image xlink:href="Pictures/100002010000032000000265CB08D21DFA13FB1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81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23:11:03.967014478</meta:creation-date>
    <dc:date>2017-02-27T23:21:09.225494010</dc:date>
    <meta:editing-duration>PT56S</meta:editing-duration>
    <meta:editing-cycles>1</meta:editing-cycles>
    <meta:document-statistic meta:object-count="1"/>
    <meta:generator>LibreOffice/5.3.0.3$Linux_X86_64 LibreOffice_project/30m0$Build-3</meta:generator>
  </office:meta>
</office:document-meta>
</file>